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top="0.1189in" fo:margin-bottom="0.1189in"/>
    </style:style>
    <style:style style:name="P2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top="0.1583in" fo:margin-bottom="0.1583in" fo:line-height="100%"/>
    </style:style>
    <style:style style:name="P4" style:family="paragraph">
      <style:paragraph-properties fo:margin-top="0.0398in" fo:margin-bottom="0.0398in" fo:line-height="100%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gr1" style:family="graphic">
      <style:graphic-properties draw:stroke="solid" svg:stroke-width="0.0299in" svg:stroke-color="#000000" draw:marker-start-width="0.2244in" draw:marker-end-width="0.2244in" draw:fill="none" draw:fill-color="#ffffff" fo:min-height="3.4598in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2" svg:width="2.5205in" svg:height="3.4894in" svg:x="-0.5264in" svg:y="-0.5173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with target <text:s text:c="3"/>character this turn. The <text:s text:c="7"/>damage is based on the <text:s text:c="7"/>character base status plus 2</text:span></text:p></draw:text-box></draw:frame><draw:frame text:anchor-type="paragraph" draw:z-index="1" draw:name="Shape1" draw:style-name="gr1" draw:text-style-name="P2" svg:width="2.5205in" svg:height="3.4894in" svg:x="2.1154in" svg:y="-0.5138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armor of <text:s text:c="10"/>target character this turn. <text:s text:c="4"/>Your armor is based on the <text:s/>character base status.</text:span></text:p></draw:text-box></draw:frame><draw:frame text:anchor-type="paragraph" draw:z-index="2" draw:name="Shape1" draw:style-name="gr1" draw:text-style-name="P2" svg:width="2.5205in" svg:height="3.4894in" svg:x="4.7764in" svg:y="-0.5047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armor of <text:s text:c="10"/>target character this turn. <text:s text:c="4"/>Your armor is based on the <text:s/>character base status plus <text:s text:c="4"/>2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Shape1" draw:style-name="gr1" draw:text-style-name="P2" svg:width="2.5205in" svg:height="3.4894in" svg:x="-0.5457in" svg:y="0.0583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r character life this <text:s text:c="8"/>turn is now your characters <text:s/>base status plus 2.</text:span></text:p></draw:text-box></draw:frame><draw:frame text:anchor-type="paragraph" draw:z-index="4" draw:name="Shape1" draw:style-name="gr1" draw:text-style-name="P2" svg:width="2.5205in" svg:height="3.4894in" svg:x="2.1535in" svg:y="0.0965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3"><text:span text:style-name="T4"><text:s/></text:span><text:span text:style-name="T4">Choose one- </text:span><text:span text:style-name="T5"><text:s/></text:span></text:p><text:p text:style-name="P4"><text:span text:style-name="T5"><text:s/></text:span><text:span text:style-name="T5">- Draw 2 action cards;</text:span></text:p><text:p text:style-name="P4"><text:span text:style-name="T5"><text:s/></text:span><text:span text:style-name="T5">- You can use 2 more actions <text:s text:c="5"/>this turn; </text:span></text:p><text:p text:style-name="P4"><text:span text:style-name="T5"><text:s/></text:span><text:span text:style-name="T5">- Copy target action (you can <text:s text:c="4"/>choose new targets for the <text:s text:c="9"/>copy); </text:span></text:p><text:p text:style-name="P4"><text:span text:style-name="T5"><text:s/></text:span><text:span text:style-name="T5">- You can attack and use armor <text:s/>with target character this turn.</text:span></text:p></draw:text-box></draw:frame><draw:frame text:anchor-type="paragraph" draw:z-index="5" draw:name="Shape1" draw:style-name="gr1" draw:text-style-name="P2" svg:width="2.5205in" svg:height="3.4894in" svg:x="4.7764in" svg:y="0.0827in"><draw:text-box><text:p text:style-name="P1"><text:span text:style-name="T1"><text:s/></text:span><text:span text:style-name="T2">Opport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2 more <text:s text:c="13"/>actions this turn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" draw:name="Shape1" draw:style-name="gr1" draw:text-style-name="P2" svg:width="2.5205in" svg:height="3.4894in" svg:x="-0.5547in" svg:y="0.048in"><draw:text-box><text:p text:style-name="P1"><text:span text:style-name="T1"><text:s/></text:span><text:span text:style-name="T2">Opport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Copy target action (you <text:s text:c="7"/>can choose new targets for <text:s text:c="2"/>the copy).</text:span></text:p></draw:text-box></draw:frame><draw:frame text:anchor-type="paragraph" draw:z-index="7" draw:name="Shape1" draw:style-name="gr1" draw:text-style-name="P2" svg:width="2.5205in" svg:height="3.4894in" svg:x="2.1346in" svg:y="0.0972in"><draw:text-box><text:p text:style-name="P1"><text:span text:style-name="T1"><text:s/></text:span><text:span text:style-name="T2">Opport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and use <text:s text:c="8"/>armor with target character <text:s/>this turn.</text:span></text:p></draw:text-box></draw:frame><draw:frame text:anchor-type="paragraph" draw:z-index="10" draw:name="Shape1" draw:style-name="gr1" draw:text-style-name="P2" svg:width="2.5205in" svg:height="3.4894in" svg:x="4.7957in" svg:y="0.1346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with target <text:s text:c="3"/>character this turn. The <text:s text:c="7"/>damage is based on the <text:s text:c="7"/>character base status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Shape1" draw:style-name="gr1" draw:text-style-name="P2" svg:width="2.5205in" svg:height="3.4894in" svg:x="-0.5362in" svg:y="0.0457in"><draw:text-box><text:p text:style-name="P1"><text:span text:style-name="T1"><text:s/></text:span><text:span text:style-name="T2">Opport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Counter target action.</text:span></text:p></draw:text-box></draw:frame><draw:frame text:anchor-type="paragraph" draw:z-index="9" draw:name="Shape1" draw:style-name="gr1" draw:text-style-name="P2" svg:width="2.5205in" svg:height="3.4894in" svg:x="2.172in" svg:y="0.0173in"><draw:text-box><text:p text:style-name="P1"><text:span text:style-name="T1"><text:s/></text:span><text:span text:style-name="T2">Opport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Counter target action. <text:s text:c="10"/>Then draw a card.</text:span></text:p></draw:text-box></draw:frame><draw:frame text:anchor-type="paragraph" draw:z-index="11" draw:name="Shape1" draw:style-name="gr1" draw:text-style-name="P2" svg:width="2.5205in" svg:height="3.4894in" svg:x="-0.5547in" svg:y="3.6945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with target <text:s text:c="3"/></text:span><text:span text:style-name="T4">character this turn. The <text:s text:c="7"/></text:span><text:span text:style-name="T4">damage is based on the <text:s text:c="7"/></text:span><text:span text:style-name="T4">character base status.</text:span></text:p></draw:text-box></draw:frame><draw:frame text:anchor-type="paragraph" draw:z-index="12" draw:name="Shape1" draw:style-name="gr1" draw:text-style-name="P2" svg:width="2.5205in" svg:height="3.4894in" svg:x="4.7957in" svg:y="0.1346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with target <text:s text:c="3"/>character this turn. The <text:s text:c="7"/>damage is based on the <text:s text:c="7"/>character base status.</text:span></text:p></draw:text-box></draw:frame><draw:frame text:anchor-type="paragraph" draw:z-index="13" draw:name="Shape1" draw:style-name="gr1" draw:text-style-name="P2" svg:width="2.5205in" svg:height="3.4894in" svg:x="2.1917in" svg:y="3.7244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with target <text:s text:c="3"/></text:span><text:span text:style-name="T4">character this turn. The <text:s text:c="7"/></text:span><text:span text:style-name="T4">damage is based on the <text:s text:c="7"/></text:span><text:span text:style-name="T4">character base status.</text:span></text:p></draw:text-box></draw:frame><draw:frame text:anchor-type="paragraph" draw:z-index="14" draw:name="Shape1" draw:style-name="gr1" draw:text-style-name="P2" svg:width="2.5205in" svg:height="3.4894in" svg:x="4.8236in" svg:y="3.8035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armor of <text:s text:c="10"/>target character this turn. <text:s text:c="4"/>Your armor is based on the <text:s/>character base status.</text:span></text:p></draw:text-box></draw:frame><draw:frame text:anchor-type="paragraph" draw:z-index="15" draw:name="Shape1" draw:style-name="gr1" draw:text-style-name="P2" svg:width="2.5205in" svg:height="3.4894in" svg:x="-0.5547in" svg:y="7.3146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armor of <text:s text:c="10"/></text:span><text:span text:style-name="T4">target character this turn. <text:s text:c="4"/></text:span><text:span text:style-name="T4">Your armor is based on the <text:s/></text:span><text:span text:style-name="T4">character base status.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5:51:38.183820988</meta:creation-date>
    <dc:date>2018-02-24T17:09:31.229368529</dc:date>
    <meta:editing-duration>PT41M2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